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800000079F732472AEBC6D227.png" manifest:media-type="image/png"/>
  <manifest:file-entry manifest:full-path="Pictures/2000000900007357000049E7D6A13898E93E2631.svm" manifest:media-type=""/>
  <manifest:file-entry manifest:full-path="Pictures/1000000000000556000003006DE6EE016ACB05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08f" officeooo:paragraph-rsid="001e50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3" text:anchor-type="paragraph" svg:width="17cm" svg:height="2.358cm" draw:z-index="2"><draw:image xlink:href="Pictures/100000000000036800000079F732472AEBC6D227.png" xlink:type="simple" xlink:show="embed" xlink:actuate="onLoad"/></draw:frame></text:p>
      <text:p text:style-name="P1"><draw:frame draw:style-name="fr2" draw:name="Figura1" text:anchor-type="paragraph" svg:x="0.169cm" svg:y="0.45cm" svg:width="17cm" svg:height="9.557cm" draw:z-index="0"><draw:image xlink:href="Pictures/2000000900007357000049E7D6A13898E93E2631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Figura2" text:anchor-type="paragraph" svg:width="17cm" svg:height="9.557cm" draw:z-index="1"><draw:image xlink:href="Pictures/1000000000000556000003006DE6EE016ACB05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3:50:48.028000000</meta:creation-date>
    <dc:date>2018-03-02T14:25:15.612000000</dc:date>
    <meta:editing-duration>PT6M19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1" meta:character-count="7" meta:non-whitespace-character-count="7"/>
  </office:meta>
</office:document-meta>
</file>